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fo:font-size="26pt" style:font-size-asian="36pt" style:font-size-complex="36pt"/>
    </style:style>
    <style:style style:name="T71" style:family="text">
      <style:text-properties fo:font-size="22pt" style:font-size-asian="28pt" style:font-size-complex="28pt"/>
    </style:style>
    <style:style style:name="T72" style:family="text">
      <style:text-properties fo:font-size="22pt" fo:font-style="italic" style:font-size-asian="28pt" style:font-style-asian="italic" style:font-size-complex="28pt" style:font-style-complex="italic"/>
    </style:style>
    <style:style style:name="T73" style:family="text">
      <style:text-properties style:text-position="-33% 58%" fo:font-size="22pt" fo:font-style="italic" style:font-size-asian="28pt" style:font-style-asian="italic" style:font-size-complex="28pt" style:font-style-complex="italic"/>
    </style:style>
    <style:style style:name="T74" style:family="text">
      <style:text-properties fo:font-size="24pt" fo:font-style="italic" style:font-size-asian="32pt" style:font-style-asian="italic" style:font-size-complex="32pt" style:font-style-complex="italic"/>
    </style:style>
    <style:style style:name="T75" style:family="text">
      <style:text-properties style:text-position="-33% 58%" fo:font-size="24pt" fo:font-style="italic" style:font-size-asian="32pt" style:font-style-asian="italic" style:font-size-complex="32pt" style:font-style-complex="italic"/>
    </style:style>
    <style:style style:name="T76" style:family="text">
      <style:text-properties style:text-position="33% 58%"/>
    </style:style>
    <style:style style:name="T77" style:family="text">
      <style:text-properties fo:font-size="32pt" style:font-size-asian="44pt" style:font-size-complex="44pt"/>
    </style:style>
    <style:style style:name="T78" style:family="text">
      <style:text-properties fo:font-size="24pt" fo:font-weight="bold" style:font-size-asian="32pt" style:font-weight-asian="bold" style:font-size-complex="32pt" style:font-weight-complex="bold"/>
    </style:style>
    <style:style style:name="T79" style:family="text">
      <style:text-properties fo:font-size="32pt" fo:font-style="italic" style:font-size-asian="44pt" style:font-style-asian="italic" style:font-size-complex="44pt" style:font-style-complex="italic"/>
    </style:style>
    <style:style style:name="T80" style:family="text">
      <style:text-properties style:text-position="-33% 58%" fo:font-size="32pt" fo:font-style="italic" style:font-size-asian="44pt" style:font-style-asian="italic" style:font-size-complex="44pt" style:font-style-complex="italic"/>
    </style:style>
    <style:style style:name="T81" style:family="text">
      <style:text-properties style:text-position="-33% 58%" fo:font-size="32pt" style:font-size-asian="44pt" style:font-size-complex="44pt"/>
    </style:style>
    <style:style style:name="T82" style:family="text">
      <style:text-properties style:text-position="33% 58%" fo:font-style="italic" style:font-style-asian="italic" style:font-style-complex="italic"/>
    </style:style>
    <style:style style:name="T83"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2"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44"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3"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6"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8"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9"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0">Welche allgemeinen Aussagen können Sie über Eigenwerte und Eigenzustände hermitescher Operatoren ma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71">Wie kann man den Erwartungswert des hermiteschen Operators </text:span><text:span text:style-name="T71"><text:line-break/></text:span><text:span text:style-name="T72">A</text:span><text:span text:style-name="T71"> &lt;</text:span><text:span text:style-name="T72">ψ</text:span><text:span text:style-name="T71">|</text:span><text:span text:style-name="T72">A</text:span><text:span text:style-name="T71">|</text:span><text:span text:style-name="T72">ψ</text:span><text:span text:style-name="T71">&gt; in einem Zustand |</text:span><text:span text:style-name="T72">ψ</text:span><text:span text:style-name="T71">&gt; durch seine Eigenwerte </text:span><text:span text:style-name="T72">a</text:span><text:span text:style-name="T73">i</text:span><text:span text:style-name="T71"> und Eigenzustände |</text:span><text:span text:style-name="T72">a</text:span><text:span text:style-name="T73">i</text:span><text:span text:style-name="T71">&gt; ausdrück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74">P</text:span><text:span text:style-name="T75">M</text:span><text:span text:style-name="T15"> projiziere auf den Unterraum </text:span><text:span text:style-name="T74">M</text:span><text:span text:style-name="T15"> ⊂ </text:span><text:span text:style-name="T74">H</text:span><text:span text:style-name="T15">. Welche Eigenwerte und Eigenzustände besitzt </text:span><text:span text:style-name="T74">P</text:span><text:span text:style-name="T75">M</text:span><text:span text:style-name="T15">? Welche Entartungsgrade liegen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76">−1</text:span> hermites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76">−1</text:span> aus denen von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elche charakteristischen Merkmale weist die Matrix eines hermiteschen Operators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3" draw:layer="layout" svg:width="16.799cm" svg:height="13.365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0">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3" draw:layer="layout" svg:width="16.799cm" svg:height="13.365cm" svg:x="2.1cm" svg:y="14.107cm" presentation:class="notes" presentation:placeholder="true">
            <draw:text-box/>
          </draw:frame>
        </presentation:notes>
      </draw:page>
      <draw:page draw:name="page86"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78">vor</text:span><text:span text:style-name="T15"> der Messung der Observablen </text:span><text:span text:style-name="T74">A</text:span><text:span text:style-name="T15"> in irgendeinem Zustand |</text:span><text:span text:style-name="T74">ψ</text:span><text:span text:style-name="T15">&gt;. Was kann über den Systemzustand </text:span><text:span text:style-name="T78">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3" draw:layer="layout" svg:width="16.799cm" svg:height="13.365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Unter welchen Voraussetzungen verschwindet die mittlere quadratische Schwankung Δ</text:span><text:span text:style-name="T79">A</text:span><text:span text:style-name="T80">ψ</text:span><text:span text:style-name="T77">?</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3" draw:layer="layout" svg:width="16.799cm" svg:height="13.365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71">Durch Messung von </text:span><text:span text:style-name="T72">A</text:span><text:span text:style-name="T71"> sei der Eigenzustand |</text:span><text:span text:style-name="T72">a</text:span><text:span text:style-name="T73">i</text:span><text:span text:style-name="T71">&gt; präpariert worden. Was kann über den Systemzustand ausgesagt werden, wenn anschließend die nicht mit </text:span><text:span text:style-name="T72">A</text:span><text:span text:style-name="T71"> kommutierende Observable </text:span><text:span text:style-name="T72">B</text:span><text:span text:style-name="T71">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3" draw:layer="layout" svg:width="16.799cm" svg:height="13.365cm" svg:x="2.1cm" svg:y="14.107cm" presentation:class="notes" presentation:placeholder="true">
            <draw:text-box/>
          </draw:frame>
        </presentation:notes>
      </draw:page>
      <draw:page draw:name="page94"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74">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74">ρ</text:span><text:span text:style-name="T15"> werde in der VON-Eigenbasis {|</text:span><text:span text:style-name="T74">a</text:span><text:span text:style-name="T75">i</text:span><text:span text:style-name="T15">&gt;} der Observablen </text:span><text:span text:style-name="T74">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arum muß der Zeitentwicklungsoperator </text:span><text:span text:style-name="T79">U</text:span><text:span text:style-name="T77">(</text:span><text:span text:style-name="T79">t</text:span><text:span text:style-name="T77">, </text:span><text:span text:style-name="T79">t</text:span><text:span text:style-name="T81">0</text:span><text:span text:style-name="T77">)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74">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4"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3" draw:layer="layout" svg:width="16.799cm" svg:height="13.365cm" svg:x="2.1cm" svg:y="14.107cm" presentation:class="notes" presentation:placeholder="true">
            <draw:text-box/>
          </draw:frame>
        </presentation:notes>
      </draw:page>
      <draw:page draw:name="page11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0">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0">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3" draw:layer="layout" svg:width="16.799cm" svg:height="13.365cm" svg:x="2.1cm" svg:y="14.107cm" presentation:class="notes" presentation:placeholder="true">
            <draw:text-box/>
          </draw:frame>
        </presentation:notes>
      </draw:page>
      <draw:page draw:name="page124"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3" draw:layer="layout" svg:width="16.799cm" svg:height="13.365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4"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3" draw:layer="layout" svg:width="16.799cm" svg:height="13.365cm" svg:x="2.1cm" svg:y="14.107cm" presentation:class="notes" presentation:placeholder="true">
            <draw:text-box/>
          </draw:frame>
        </presentation:notes>
      </draw:page>
      <draw:page draw:name="page129"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71">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4"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37" xlink:type="simple" xlink:show="embed" xlink:actuate="onLoad"/>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3" draw:layer="layout" svg:width="16.799cm" svg:height="13.365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3" draw:layer="layout" svg:width="16.799cm" svg:height="13.365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4"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82">m</text:span> <text:s text:c="2"/><text:span text:style-name="T82">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38"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39" xlink:type="simple" xlink:show="embed" xlink:actuate="onLoad"/>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77">Wie lautet &lt;</text:span><text:span text:style-name="T79">q</text:span><text:span text:style-name="T77">| <text:s text:c="2"/></text:span><text:span text:style-name="T83">m</text:span><text:span text:style-name="T77"> <text:s text:c="2"/></text:span><text:span text:style-name="T83">n</text:span><text:span text:style-name="T77">|</text:span><text:span text:style-name="T79">ψ</text:span><text:span text:style-name="T7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40"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41" xlink:type="simple" xlink:show="embed" xlink:actuate="onLoad"/>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1T14:04:17.996000000</dc:date>
    <meta:document-statistic meta:object-count="614"/>
  </office:meta>
</office:document-meta>
</file>